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6.9cm" fo:margin-left="-0.199cm" table:align="left" style:writing-mode="lr-tb"/>
    </style:style>
    <style:style style:name="Таблица1.A" style:family="table-column">
      <style:table-column-properties style:column-width="3.366cm"/>
    </style:style>
    <style:style style:name="Таблица1.B" style:family="table-column">
      <style:table-column-properties style:column-width="5.075cm"/>
    </style:style>
    <style:style style:name="Таблица1.C" style:family="table-column">
      <style:table-column-properties style:column-width="3.392cm"/>
    </style:style>
    <style:style style:name="Таблица1.D" style:family="table-column">
      <style:table-column-properties style:column-width="5.06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D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15.05cm" fo:margin-left="-0.199cm" table:align="left" style:writing-mode="lr-tb"/>
    </style:style>
    <style:style style:name="Таблица2.A" style:family="table-column">
      <style:table-column-properties style:column-width="2.725cm"/>
    </style:style>
    <style:style style:name="Таблица2.B" style:family="table-column">
      <style:table-column-properties style:column-width="5.734cm"/>
    </style:style>
    <style:style style:name="Таблица2.C" style:family="table-column">
      <style:table-column-properties style:column-width="2.986cm"/>
    </style:style>
    <style:style style:name="Таблица2.D" style:family="table-column">
      <style:table-column-properties style:column-width="3.60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212cm" fo:margin-left="-0.199cm" table:align="left" style:writing-mode="lr-tb"/>
    </style:style>
    <style:style style:name="Таблица3.A" style:family="table-column">
      <style:table-column-properties style:column-width="2.069cm"/>
    </style:style>
    <style:style style:name="Таблица3.B" style:family="table-column">
      <style:table-column-properties style:column-width="12.875cm"/>
    </style:style>
    <style:style style:name="Таблица3.C" style:family="table-column">
      <style:table-column-properties style:column-width="1.26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6.212cm" fo:margin-left="-0.199cm" table:align="left" style:writing-mode="lr-tb"/>
    </style:style>
    <style:style style:name="Таблица4.A" style:family="table-column">
      <style:table-column-properties style:column-width="2.069cm"/>
    </style:style>
    <style:style style:name="Таблица4.B" style:family="table-column">
      <style:table-column-properties style:column-width="12.629cm"/>
    </style:style>
    <style:style style:name="Таблица4.C" style:family="table-column">
      <style:table-column-properties style:column-width="1.513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4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5" style:family="table">
      <style:table-properties style:width="16.212cm" fo:margin-left="-0.199cm" table:align="left" style:writing-mode="lr-tb"/>
    </style:style>
    <style:style style:name="Таблица5.A" style:family="table-column">
      <style:table-column-properties style:column-width="2.069cm"/>
    </style:style>
    <style:style style:name="Таблица5.B" style:family="table-column">
      <style:table-column-properties style:column-width="12.629cm"/>
    </style:style>
    <style:style style:name="Таблица5.C" style:family="table-column">
      <style:table-column-properties style:column-width="1.513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5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language="ru" fo:country="RU" fo:font-weight="bold" style:font-weight-asian="bold"/>
    </style:style>
    <style:style style:name="P3" style:family="paragraph" style:parent-style-name="Standard">
      <style:paragraph-properties fo:margin-left="0cm" fo:margin-right="0cm" fo:text-align="start" style:justify-single-word="false" fo:text-indent="1.27cm" style:auto-text-indent="false" style:text-autospace="none"/>
    </style:style>
    <style:style style:name="P4" style:family="paragraph" style:parent-style-name="Standard">
      <style:paragraph-properties fo:margin-left="0cm" fo:margin-right="0cm" fo:text-indent="1.27cm" style:auto-text-indent="false"/>
      <style:text-properties fo:language="ru" fo:country="RU" fo:font-weight="bold" style:font-weight-asian="bold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20pt" fo:language="ru" fo:country="RU" fo:font-style="italic" fo:font-weight="bold" officeooo:rsid="00017ca2" officeooo:paragraph-rsid="00017ca2" style:font-size-asian="20pt" style:font-style-asian="italic" style:font-weight-asian="bold" style:font-size-complex="20pt"/>
    </style:style>
    <style:style style:name="P6" style:family="paragraph" style:parent-style-name="Heading_20_1">
      <style:text-properties officeooo:paragraph-rsid="00017ca2"/>
    </style:style>
    <style:style style:name="P7" style:family="paragraph" style:parent-style-name="Heading_20_1">
      <style:text-properties fo:font-style="italic" fo:font-weight="normal" officeooo:rsid="00017ca2" officeooo:paragraph-rsid="00017ca2" style:font-style-asian="italic" style:font-weight-asian="normal" style:font-style-complex="italic" style:font-weight-complex="normal"/>
    </style:style>
    <style:style style:name="P8" style:family="paragraph" style:parent-style-name="Header">
      <style:paragraph-properties fo:margin-top="0.635cm" fo:margin-bottom="0cm" loext:contextual-spacing="false" fo:text-align="center" style:justify-single-word="false"/>
    </style:style>
    <style:style style:name="P9" style:family="paragraph" style:parent-style-name="Header">
      <style:paragraph-properties fo:margin-left="0cm" fo:margin-right="0cm" fo:text-indent="0cm" style:auto-text-indent="false" fo:padding="0cm" fo:border-left="none" fo:border-right="none" fo:border-top="none" fo:border-bottom="0.74pt solid #000000"/>
      <style:text-properties fo:language="ru" fo:country="RU"/>
    </style:style>
    <style:style style:name="P10" style:family="paragraph" style:parent-style-name="Cover.title">
      <style:paragraph-properties fo:margin-top="4.233cm" fo:margin-bottom="0cm" loext:contextual-spacing="false"/>
    </style:style>
    <style:style style:name="P11" style:family="paragraph" style:parent-style-name="Table.cell.heading">
      <style:text-properties fo:language="ru" fo:country="RU"/>
    </style:style>
    <style:style style:name="P12" style:family="paragraph" style:parent-style-name="Table.cell.heading">
      <style:text-properties fo:language="ru" fo:country="RU" fo:font-weight="normal" style:font-weight-asian="normal"/>
    </style:style>
    <style:style style:name="P13" style:family="paragraph" style:parent-style-name="Table.cell.heading">
      <style:text-properties fo:language="ru" fo:country="RU" fo:font-weight="normal" officeooo:rsid="00017ca2" officeooo:paragraph-rsid="00017ca2" style:font-weight-asian="normal"/>
    </style:style>
    <style:style style:name="P14" style:family="paragraph" style:parent-style-name="Table.cell.content">
      <style:text-properties fo:language="ru" fo:country="RU"/>
    </style:style>
    <style:style style:name="P15" style:family="paragraph" style:parent-style-name="Table.cell.content">
      <style:text-properties fo:language="ru" fo:country="RU" officeooo:rsid="00017ca2" officeooo:paragraph-rsid="00017ca2"/>
    </style:style>
    <style:style style:name="P16" style:family="paragraph" style:parent-style-name="Table.cell.content">
      <style:text-properties officeooo:rsid="00017ca2" officeooo:paragraph-rsid="00017ca2"/>
    </style:style>
    <style:style style:name="P17" style:family="paragraph" style:parent-style-name="Style11">
      <style:paragraph-properties fo:orphans="2" fo:widows="2"/>
      <style:text-properties officeooo:paragraph-rsid="0003396c"/>
    </style:style>
    <style:style style:name="P18" style:family="paragraph" style:parent-style-name="Style11">
      <style:paragraph-properties fo:text-align="start" style:justify-single-word="false" fo:orphans="2" fo:widows="2"/>
    </style:style>
    <style:style style:name="P19" style:family="paragraph" style:parent-style-name="Style11">
      <style:paragraph-properties fo:margin-top="0.118cm" fo:margin-bottom="0cm" loext:contextual-spacing="false" fo:orphans="2" fo:widows="2"/>
      <style:text-properties officeooo:paragraph-rsid="00017ca2"/>
    </style:style>
    <style:style style:name="P20" style:family="paragraph" style:parent-style-name="Style11">
      <style:paragraph-properties fo:margin-top="0.118cm" fo:margin-bottom="0cm" loext:contextual-spacing="false" fo:text-align="center" style:justify-single-word="false" fo:orphans="2" fo:widows="2"/>
    </style:style>
    <style:style style:name="P21" style:family="paragraph" style:parent-style-name="Style11">
      <style:paragraph-properties fo:margin-top="0.118cm" fo:margin-bottom="0cm" loext:contextual-spacing="false" fo:text-align="start" style:justify-single-word="false" fo:orphans="2" fo:widows="2"/>
      <style:text-properties officeooo:paragraph-rsid="00017ca2"/>
    </style:style>
    <style:style style:name="P22" style:family="paragraph" style:parent-style-name="Style11">
      <style:paragraph-properties fo:margin-top="0.118cm" fo:margin-bottom="0cm" loext:contextual-spacing="false" fo:text-align="start" style:justify-single-word="false" fo:orphans="2" fo:widows="2"/>
      <style:text-properties officeooo:paragraph-rsid="0003396c"/>
    </style:style>
    <style:style style:name="P23" style:family="paragraph" style:parent-style-name="Style11">
      <style:paragraph-properties fo:margin-top="0.118cm" fo:margin-bottom="0cm" loext:contextual-spacing="false" fo:text-align="center" style:justify-single-word="false" fo:orphans="2" fo:widows="2"/>
      <style:text-properties officeooo:rsid="00017ca2" officeooo:paragraph-rsid="00017ca2"/>
    </style:style>
    <style:style style:name="P24" style:family="paragraph" style:parent-style-name="Style11">
      <style:paragraph-properties fo:margin-top="0.118cm" fo:margin-bottom="0cm" loext:contextual-spacing="false" fo:text-align="start" style:justify-single-word="false" fo:orphans="2" fo:widows="2"/>
      <style:text-properties officeooo:rsid="00017ca2" officeooo:paragraph-rsid="00017ca2"/>
    </style:style>
    <style:style style:name="P25" style:family="paragraph" style:parent-style-name="Style11">
      <style:paragraph-properties fo:margin-top="0.118cm" fo:margin-bottom="0cm" loext:contextual-spacing="false" fo:text-align="center" style:justify-single-word="false" fo:orphans="2" fo:widows="2"/>
      <style:text-properties officeooo:rsid="0003396c" officeooo:paragraph-rsid="0003396c"/>
    </style:style>
    <style:style style:name="P26" style:family="paragraph" style:parent-style-name="Style11">
      <style:paragraph-properties fo:margin-top="0.118cm" fo:margin-bottom="0cm" loext:contextual-spacing="false" fo:text-align="start" style:justify-single-word="false" fo:orphans="2" fo:widows="2"/>
      <style:text-properties officeooo:rsid="0003396c" officeooo:paragraph-rsid="0003396c"/>
    </style:style>
    <style:style style:name="P27" style:family="paragraph" style:parent-style-name="Cover.issue">
      <style:paragraph-properties fo:margin-top="1.058cm" fo:margin-bottom="0cm" loext:contextual-spacing="false"/>
      <style:text-properties fo:language="ru" fo:country="RU"/>
    </style:style>
    <style:style style:name="P28" style:family="paragraph" style:parent-style-name="L1.para">
      <style:text-properties fo:language="de" fo:country="DE"/>
    </style:style>
    <style:style style:name="P29" style:family="paragraph" style:parent-style-name="L1.para">
      <style:text-properties fo:font-size="12pt" fo:language="de" fo:country="DE" style:font-size-asian="12pt"/>
    </style:style>
    <style:style style:name="P30" style:family="paragraph" style:parent-style-name="L1.para">
      <style:paragraph-properties fo:text-align="center" style:justify-single-word="false"/>
    </style:style>
    <style:style style:name="P31" style:family="paragraph" style:parent-style-name="L1.para">
      <style:text-properties fo:language="ru" fo:country="RU"/>
    </style:style>
    <style:style style:name="P32" style:family="paragraph" style:parent-style-name="L1.para">
      <style:paragraph-properties fo:margin-top="2.117cm" fo:margin-bottom="0.212cm" loext:contextual-spacing="false"/>
      <style:text-properties fo:language="ru" fo:country="RU"/>
    </style:style>
    <style:style style:name="P33" style:family="paragraph" style:parent-style-name="L1.para">
      <style:paragraph-properties fo:break-before="page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/>
    </style:style>
    <style:style style:name="T3" style:family="text">
      <style:text-properties fo:language="ru" fo:country="RU" fo:font-weight="bold" style:font-weight-asian="bold"/>
    </style:style>
    <style:style style:name="T4" style:family="text">
      <style:text-properties fo:language="ru" fo:country="RU" officeooo:rsid="00017ca2"/>
    </style:style>
    <style:style style:name="T5" style:family="text">
      <style:text-properties fo:font-weight="normal" style:font-weight-asian="normal"/>
    </style:style>
    <style:style style:name="T6" style:family="text">
      <style:text-properties fo:font-size="12pt" fo:language="de" fo:country="DE" style:font-size-asian="12pt"/>
    </style:style>
    <style:style style:name="T7" style:family="text">
      <style:text-properties fo:font-size="12pt" fo:language="de" fo:country="DE" officeooo:rsid="00017ca2" style:font-size-asian="12pt"/>
    </style:style>
    <style:style style:name="T8" style:family="text">
      <style:text-properties fo:font-size="12pt" fo:language="ru" fo:country="RU" style:font-size-asian="12pt"/>
    </style:style>
    <style:style style:name="T9" style:family="text">
      <style:text-properties fo:font-size="12pt" fo:language="ru" fo:country="RU" style:font-size-asian="12pt" style:font-size-complex="10pt"/>
    </style:style>
    <style:style style:name="T10" style:family="text">
      <style:text-properties fo:font-size="12pt" fo:language="ru" fo:country="RU" fo:font-style="italic" fo:font-weight="normal" officeooo:rsid="00017ca2" style:font-size-asian="12pt" style:font-style-asian="italic" style:font-weight-asian="normal" style:font-size-complex="10pt"/>
    </style:style>
    <style:style style:name="T11" style:family="text">
      <style:text-properties fo:font-size="12pt" fo:language="ru" fo:country="RU" fo:font-style="italic" fo:font-weight="normal" officeooo:rsid="00017ca2" style:font-size-asian="12pt" style:font-style-asian="italic" style:font-weight-asian="normal" style:font-size-complex="12pt"/>
    </style:style>
    <style:style style:name="T12" style:family="text">
      <style:text-properties fo:font-size="12pt" fo:language="ru" fo:country="RU" fo:font-weight="normal" style:font-size-asian="12pt" style:font-weight-asian="normal" style:font-size-complex="12pt"/>
    </style:style>
    <style:style style:name="T13" style:family="text">
      <style:text-properties fo:font-size="12pt" fo:font-weight="normal" style:font-size-asian="12pt" style:font-weight-asian="normal" style:font-size-complex="12pt"/>
    </style:style>
    <style:style style:name="T14" style:family="text">
      <style:text-properties fo:font-size="12pt" fo:font-weight="normal" officeooo:rsid="00017ca2" style:font-size-asian="12pt" style:font-weight-asian="normal" style:font-size-complex="12pt"/>
    </style:style>
    <style:style style:name="T15" style:family="text">
      <style:text-properties fo:font-size="12pt" fo:font-weight="normal" officeooo:rsid="0003396c" style:font-size-asian="12pt" style:font-weight-asian="normal" style:font-size-complex="12pt"/>
    </style:style>
    <style:style style:name="T16" style:family="text">
      <style:text-properties fo:font-size="12pt" fo:language="en" fo:country="US" fo:font-weight="normal" style:font-size-asian="12pt" style:font-weight-asian="normal" style:font-size-complex="12pt"/>
    </style:style>
    <style:style style:name="T17" style:family="text">
      <style:text-properties fo:font-size="12pt" fo:language="en" fo:country="US" fo:font-weight="normal" officeooo:rsid="0003396c" style:font-size-asian="12pt" style:language-asian="ru" style:country-asian="RU" style:font-weight-asian="normal" style:font-size-complex="12pt"/>
    </style:style>
    <style:style style:name="T18" style:family="text">
      <style:text-properties fo:font-size="12pt" fo:language="ru" fo:country="RU" fo:font-weight="normal" officeooo:rsid="0003396c" style:font-size-asian="12pt" style:language-asian="ru" style:country-asian="RU" style:font-weight-asian="normal" style:font-size-complex="12pt"/>
    </style:style>
    <style:style style:name="T19" style:family="text">
      <style:text-properties fo:font-size="10pt" fo:language="en" fo:country="US" style:font-size-asian="10pt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weight="bold" style:font-weight-asian="bold"/>
    </style:style>
    <style:style style:name="T22" style:family="text">
      <style:text-properties fo:font-size="14pt" fo:language="ru" fo:country="RU" style:font-size-asian="14pt" style:font-size-complex="14pt"/>
    </style:style>
    <style:style style:name="T23" style:family="text">
      <style:text-properties officeooo:rsid="00017ca2"/>
    </style:style>
    <style:style style:name="T24" style:family="text">
      <style:text-properties officeooo:rsid="000339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0"><text:span text:style-name="T1">Функциональная спецификация<text:line-break/>проекта<text:line-break/>«</text:span><text:span text:style-name="T4">Игра жизнь</text:span><text:span text:style-name="T1">»</text:span></text:p>
      <text:p text:style-name="P27">Версия 01.00</text:p>
      <text:p text:style-name="P3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columns-spanned="4" office:value-type="string">
            <text:p text:style-name="P12">Документ подготовлен: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2" office:value-type="string">
            <text:p text:style-name="P12">Имя:</text:p>
          </table:table-cell>
          <table:table-cell table:style-name="Таблица1.A2" office:value-type="string">
            <text:p text:style-name="P14">ФИО</text:p>
          </table:table-cell>
          <table:table-cell table:style-name="Таблица1.A2" office:value-type="string">
            <text:p text:style-name="Table.cell.heading"><text:span text:style-name="T2">Адрес электронной почты:</text:span></text:p>
          </table:table-cell>
          <table:table-cell table:style-name="Таблица1.A1" office:value-type="string">
            <text:p text:style-name="Table.cell.content">@</text:p>
          </table:table-cell>
        </table:table-row>
        <table:table-row table:style-name="Таблица1.1">
          <table:table-cell table:style-name="Таблица1.A3" table:number-rows-spanned="3" office:value-type="string">
            <text:p text:style-name="P13"/>
          </table:table-cell>
          <table:table-cell table:style-name="Таблица1.A3" office:value-type="string">
            <text:p text:style-name="P13">Абрамова Т. О.</text:p>
          </table:table-cell>
          <table:table-cell table:style-name="Таблица1.A3" table:number-rows-spanned="3" office:value-type="string">
            <text:p text:style-name="Table.cell.heading"/>
          </table:table-cell>
          <table:table-cell table:style-name="Таблица1.D3" office:value-type="string">
            <text:p text:style-name="P16">bagagogi@gmail.com</text:p>
          </table:table-cell>
        </table:table-row>
        <table:table-row table:style-name="Таблица1.1">
          <table:covered-table-cell/>
          <table:table-cell table:style-name="Таблица1.A3" office:value-type="string">
            <text:p text:style-name="P13">Дейлид И. А.</text:p>
          </table:table-cell>
          <table:covered-table-cell/>
          <table:table-cell table:style-name="Таблица1.D3" office:value-type="string">
            <text:p text:style-name="P16">ivanov.dale@gmail.com</text:p>
          </table:table-cell>
        </table:table-row>
        <table:table-row table:style-name="Таблица1.1">
          <table:covered-table-cell/>
          <table:table-cell table:style-name="Таблица1.A3" office:value-type="string">
            <text:p text:style-name="P13">Талалова Е. В.</text:p>
          </table:table-cell>
          <table:covered-table-cell/>
          <table:table-cell table:style-name="Таблица1.D3" office:value-type="string">
            <text:p text:style-name="P16">mirror40@mail.ru</text:p>
          </table:table-cell>
        </table:table-row>
        <table:table-row table:style-name="Таблица1.1">
          <table:table-cell table:style-name="Таблица1.A2" table:number-columns-spanned="2" office:value-type="string">
            <text:p text:style-name="P12">Дата:</text:p>
          </table:table-cell>
          <table:covered-table-cell/>
          <table:table-cell table:style-name="Таблица1.A1" table:number-columns-spanned="2" office:value-type="string">
            <text:p text:style-name="P15">16.10.2018</text:p>
          </table:table-cell>
          <table:covered-table-cell/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oft-page-break/></text:p>
      <text:p text:style-name="P30"><text:span text:style-name="T6">20</text:span><text:span text:style-name="T7">18</text:span><text:span text:style-name="T6"> </text:span><text:span text:style-name="T8">год</text:span></text:p>
      <text:p text:style-name="P1"><text:span text:style-name="T3">История </text:span><text:span text:style-name="Strong_20_Emphasis">разработки</text:span><text:span text:style-name="T3">.</text:span></text:p>
      <text:p text:style-name="P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11">Версия</text:p>
          </table:table-cell>
          <table:table-cell table:style-name="Таблица2.A1" office:value-type="string">
            <text:p text:style-name="P11">Описание</text:p>
          </table:table-cell>
          <table:table-cell table:style-name="Таблица2.A1" office:value-type="string">
            <text:p text:style-name="P11">Дата</text:p>
          </table:table-cell>
          <table:table-cell table:style-name="Таблица2.D1" office:value-type="string">
            <text:p text:style-name="P11">Автор</text:p>
          </table:table-cell>
        </table:table-row>
        <table:table-row table:style-name="Таблица2.1">
          <table:table-cell table:style-name="Таблица2.A1" office:value-type="string">
            <text:p text:style-name="Table.cell.content">0<text:span text:style-name="T1">0</text:span>.0<text:span text:style-name="T1">1</text:span>.</text:p>
          </table:table-cell>
          <table:table-cell table:style-name="Таблица2.A1" office:value-type="string">
            <text:p text:style-name="P14"><text:span text:style-name="T23">Первоначальная </text:span>версия документа.</text:p>
          </table:table-cell>
          <table:table-cell table:style-name="Таблица2.A1" office:value-type="string">
            <text:p text:style-name="P15">16.10.2018</text:p>
          </table:table-cell>
          <table:table-cell table:style-name="Таблица2.D1" office:value-type="string">
            <text:p text:style-name="P13">Абрамова Т. О.</text:p>
            <text:p text:style-name="P13">Дейлид И. А.</text:p>
            <text:p text:style-name="P13">Талалова Е. В.</text:p>
          </table:table-cell>
        </table:table-row>
      </table:table>
      <text:p text:style-name="P31"/>
      <text:p text:style-name="P31"/>
      <text:p text:style-name="P1"><text:span text:style-name="Strong_20_Emphasis">Сокращения</text:span></text:p>
      <text:p text:style-name="P2"/>
      <text:p text:style-name="P3"><text:span text:style-name="T19">GUI.......................................... Graphical User Interface</text:span></text:p>
      <text:p text:style-name="P4"><text:span text:style-name="T21"/></text:p>
      <text:p text:style-name="P31"/>
      <text:p text:style-name="P1"><text:span text:style-name="Strong_20_Emphasis">Ссылки</text:span></text:p>
      <text:p text:style-name="P2"/>
      <text:p text:style-name="P1"><text:span text:style-name="T1">[1] Базовая функциональная спецификация проекта “</text:span><text:span text:style-name="T20">BattleShips</text:span><text:span text:style-name="T1">”.</text:span></text:p>
      <text:p text:style-name="P33"><text:span text:style-name="Font_20_Style44"><text:span text:style-name="T9">Функциональные требования</text:span></text:span></text:p>
      <text:h text:style-name="P7" text:outline-level="1">Клетка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20"><text:span text:style-name="Font_20_Style44"><text:span text:style-name="T13">№</text:span></text:span></text:p>
          </table:table-cell>
          <table:table-cell table:style-name="Таблица3.A1" office:value-type="string">
            <text:p text:style-name="P20"><text:span text:style-name="Font_20_Style44"><text:span text:style-name="T13">Описание</text:span></text:span></text:p>
          </table:table-cell>
          <table:table-cell table:style-name="Таблица3.C1" office:value-type="string">
            <text:p text:style-name="P20"><text:span text:style-name="Font_20_Style44"><text:span text:style-name="T13">Тип</text:span></text:span></text:p>
          </table:table-cell>
        </table:table-row>
        <table:table-row table:style-name="Таблица3.1">
          <table:table-cell table:style-name="Таблица3.A1" office:value-type="string">
            <text:p text:style-name="P20"><text:span text:style-name="Font_20_Style44"><text:span text:style-name="T13">1.1</text:span></text:span></text:p>
          </table:table-cell>
          <table:table-cell table:style-name="Таблица3.A1" office:value-type="string">
            <text:p text:style-name="P19"><text:span text:style-name="Font_20_Style44"><text:span text:style-name="T14">Клетка </text:span></text:span><text:span text:style-name="Font_20_Style44"><text:span text:style-name="T15">может находиться в одном из двух состояний</text:span></text:span></text:p>
          </table:table-cell>
          <table:table-cell table:style-name="Таблица3.C1" office:value-type="string">
            <text:p text:style-name="P20"><text:span text:style-name="Font_20_Style44"><text:span text:style-name="T13">К</text:span></text:span></text:p>
          </table:table-cell>
        </table:table-row>
        <table:table-row table:style-name="Таблица3.1">
          <table:table-cell table:style-name="Таблица3.A1" office:value-type="string">
            <text:p text:style-name="P20"><text:span text:style-name="Font_20_Style44"><text:span text:style-name="T13">1.</text:span></text:span><text:span text:style-name="Font_20_Style44"><text:span text:style-name="T15">2</text:span></text:span></text:p>
          </table:table-cell>
          <table:table-cell table:style-name="Таблица3.A1" office:value-type="string">
            <text:p text:style-name="P22"><text:span text:style-name="Font_20_Style44"><text:span text:style-name="T18">Живая клетка остаётся живой лишь в том случае, если у неё есть два или три соседа</text:span></text:span></text:p>
          </table:table-cell>
          <table:table-cell table:style-name="Таблица3.C1" office:value-type="string">
            <text:p text:style-name="P20"><text:span text:style-name="Font_20_Style44"><text:span text:style-name="T13">К</text:span></text:span></text:p>
          </table:table-cell>
        </table:table-row>
        <table:table-row table:style-name="Таблица3.1">
          <table:table-cell table:style-name="Таблица3.A1" office:value-type="string">
            <text:p text:style-name="P20"><text:span text:style-name="Font_20_Style44"><text:span text:style-name="T13">1.</text:span></text:span><text:span text:style-name="Font_20_Style44"><text:span text:style-name="T15">3</text:span></text:span></text:p>
          </table:table-cell>
          <table:table-cell table:style-name="Таблица3.A1" office:value-type="string">
            <text:p text:style-name="P17"><text:span text:style-name="Font_20_Style44"><text:span text:style-name="T15">В мертвой клетке появляется жизнь, если у неё есть ровно три соседа</text:span></text:span></text:p>
          </table:table-cell>
          <table:table-cell table:style-name="Таблица3.C1" office:value-type="string">
            <text:p text:style-name="P20"><text:span text:style-name="Font_20_Style44"><text:span text:style-name="T13">Т</text:span></text:span></text:p>
          </table:table-cell>
        </table:table-row>
      </table:table>
      <text:h text:style-name="P6" text:outline-level="1"><text:span text:style-name="Font_20_Style44"><text:span text:style-name="T11">Вселенная</text:span></text:span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20"><text:span text:style-name="Font_20_Style44"><text:span text:style-name="T13">№</text:span></text:span></text:p>
          </table:table-cell>
          <table:table-cell table:style-name="Таблица4.A1" office:value-type="string">
            <text:p text:style-name="P20"><text:span text:style-name="Font_20_Style44"><text:span text:style-name="T13">Описание</text:span></text:span></text:p>
          </table:table-cell>
          <table:table-cell table:style-name="Таблица4.C1" office:value-type="string">
            <text:p text:style-name="P20"><text:span text:style-name="Font_20_Style44"><text:span text:style-name="T13">Тип</text:span></text:span></text:p>
          </table:table-cell>
        </table:table-row>
        <table:table-row table:style-name="Таблица4.1">
          <table:table-cell table:style-name="Таблица4.A1" office:value-type="string">
            <text:p text:style-name="P20"><text:span text:style-name="Font_20_Style44"><text:span text:style-name="T13">2.1</text:span></text:span></text:p>
          </table:table-cell>
          <table:table-cell table:style-name="Таблица4.A1" office:value-type="string">
            <text:p text:style-name="P21"><text:span text:style-name="Font_20_Style44"><text:span text:style-name="T14">Размер вселенной безграничен</text:span></text:span></text:p>
          </table:table-cell>
          <table:table-cell table:style-name="Таблица4.C1" office:value-type="string">
            <text:p text:style-name="P20"><text:span text:style-name="Font_20_Style44"><text:span text:style-name="T13">К</text:span></text:span></text:p>
          </table:table-cell>
        </table:table-row>
        <table:table-row table:style-name="Таблица4.1">
          <table:table-cell table:style-name="Таблица4.A3" office:value-type="string">
            <text:p text:style-name="P25">2.2</text:p>
          </table:table-cell>
          <table:table-cell table:style-name="Таблица4.A3" office:value-type="string">
            <text:p text:style-name="P24">Вселенная состоит из <text:span text:style-name="T24">клеток, каждая клетка имеет 8 соседей</text:span></text:p>
          </table:table-cell>
          <table:table-cell table:style-name="Таблица4.C3" office:value-type="string">
            <text:p text:style-name="P20"/>
          </table:table-cell>
        </table:table-row>
        <table:table-row table:style-name="Таблица4.1">
          <table:table-cell table:style-name="Таблица4.A3" office:value-type="string">
            <text:p text:style-name="P23">2.<text:span text:style-name="T24">3</text:span></text:p>
          </table:table-cell>
          <table:table-cell table:style-name="Таблица4.A3" office:value-type="string">
            <text:p text:style-name="P24">Каждое следующее состояние вселенной определяется предыдущим</text:p>
          </table:table-cell>
          <table:table-cell table:style-name="Таблица4.C3" office:value-type="string">
            <text:p text:style-name="P20"/>
          </table:table-cell>
        </table:table-row>
      </table:table>
      <text:h text:style-name="P6" text:outline-level="1"><text:span text:style-name="Font_20_Style44"><text:span text:style-name="T10">Графический интерфейс</text:span></text:span>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20"><text:span text:style-name="Font_20_Style44"><text:span text:style-name="T13">№</text:span></text:span></text:p>
          </table:table-cell>
          <table:table-cell table:style-name="Таблица5.A1" office:value-type="string">
            <text:p text:style-name="P20"><text:span text:style-name="Font_20_Style44"><text:span text:style-name="T13">Описание</text:span></text:span></text:p>
          </table:table-cell>
          <table:table-cell table:style-name="Таблица5.C1" office:value-type="string">
            <text:p text:style-name="P20"><text:span text:style-name="Font_20_Style44"><text:span text:style-name="T13">Тип</text:span></text:span></text:p>
          </table:table-cell>
        </table:table-row>
        <table:table-row table:style-name="Таблица5.1">
          <table:table-cell table:style-name="Таблица5.A1" office:value-type="string">
            <text:p text:style-name="P20"><text:span text:style-name="Font_20_Style44"><text:span text:style-name="T13">3.1</text:span></text:span></text:p>
          </table:table-cell>
          <table:table-cell table:style-name="Таблица5.A1" office:value-type="string">
            <text:p text:style-name="P22"><text:span text:style-name="Font_20_Style44"><text:span text:style-name="T15">Интерфейс должен предоставлять возможность увидеть определённую часть вселенной</text:span></text:span></text:p>
          </table:table-cell>
          <table:table-cell table:style-name="Таблица5.C1" office:value-type="string">
            <text:p text:style-name="P20"><text:span text:style-name="Font_20_Style44"><text:span text:style-name="T13">Т</text:span></text:span></text:p>
          </table:table-cell>
        </table:table-row>
        <table:table-row table:style-name="Таблица5.1">
          <table:table-cell table:style-name="Таблица5.A1" office:value-type="string">
            <text:p text:style-name="P20"><text:span text:style-name="Font_20_Style44"><text:span text:style-name="T13">3.2</text:span></text:span></text:p>
          </table:table-cell>
          <table:table-cell table:style-name="Таблица5.A1" office:value-type="string">
            <text:p text:style-name="P22"><text:span text:style-name="Font_20_Style44"><text:span text:style-name="T17">Живая клетка обозначается чёрным квадратом, мертвыя - белым</text:span></text:span></text:p>
          </table:table-cell>
          <table:table-cell table:style-name="Таблица5.C1" office:value-type="string">
            <text:p text:style-name="P20"><text:span text:style-name="Font_20_Style44"><text:span text:style-name="T13">К</text:span></text:span></text:p>
          </table:table-cell>
        </table:table-row>
        <table:table-row table:style-name="Таблица5.1">
          <table:table-cell table:style-name="Таблица5.A4" office:value-type="string">
            <text:p text:style-name="P25">3.3</text:p>
          </table:table-cell>
          <table:table-cell table:style-name="Таблица5.A4" office:value-type="string">
            <text:p text:style-name="P26">Пользователь должен иметь возможность менять размер поля в клетках, а также менять размер клетки в пикселях</text:p>
          </table:table-cell>
          <table:table-cell table:style-name="Таблица5.C4" office:value-type="string">
            <text:p text:style-name="P20"/>
          </table:table-cell>
        </table:table-row>
      </table:table>
      <text:p text:style-name="P1"><text:span text:style-name="Font_20_Style44"><text:span text:style-name="T1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hyphenation-ladder-count="no-limit" fo:text-indent="0.501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style:font-name="Times New Roman CYR" fo:font-family="'Times New Roman CYR'" style:font-family-generic="roman" style:font-pitch="variable" fo:font-size="14pt" fo:font-weight="bold" style:letter-kerning="true" style:font-size-asian="14pt" style:font-weight-asian="bold" style:font-name-complex="Times New Roman CYR" style:font-family-complex="'Times New Roman CYR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style:font-name="Times New Roman CYR" fo:font-family="'Times New Roman CYR'" style:font-family-generic="roman" style:font-pitch="variable" fo:font-weight="bold" style:font-weight-asian="bold" style:font-name-complex="Times New Roman CYR" style:font-family-complex="'Times New Roman CYR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style:font-name="Times New Roman CYR" fo:font-family="'Times New Roman CYR'" style:font-family-generic="roman" style:font-pitch="variable" style:font-name-complex="Times New Roman CYR" style:font-family-complex="'Times New Roman CYR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106cm" loext:contextual-spacing="false" fo:text-indent="0cm" style:auto-text-indent="false" fo:keep-with-next="always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loext:contextual-spacing="false" fo:text-indent="0cm" style:auto-text-indent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loext:contextual-spacing="false" fo:text-indent="0cm" style:auto-text-indent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 fo:text-align="end" style:justify-single-word="false"/>
      <style:text-properties fo:font-weight="bold" style:font-weight-asian="bold"/>
    </style:style>
    <style:style style:name="Нумерованный_20_список" style:display-name="Нумерованный список" style:family="paragraph" style:parent-style-name="Standard" style:list-style-name="WW8Num8"/>
    <style:style style:name="Маркированный_20_список" style:display-name="Маркированный список" style:family="paragraph" style:parent-style-name="Standard" style:list-style-name="WW8Num1"/>
    <style:style style:name="Текст_20_примечания" style:display-name="Текст примечания" style:family="paragraph" style:parent-style-name="Standard">
      <style:text-properties fo:font-size="10pt" style:font-size-asian="10pt"/>
    </style:style>
    <style:style style:name="Cover.title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4pt" fo:language="en" fo:country="US" fo:font-weight="bold" style:font-size-asian="24pt" style:font-weight-asian="bold"/>
    </style:style>
    <style:style style:name="Table.cell.heading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 fo:keep-with-next="always"/>
      <style:text-properties fo:font-size="10pt" fo:language="en" fo:country="US" fo:font-weight="bold" style:font-size-asian="10pt" style:font-weight-asian="bold"/>
    </style:style>
    <style:style style:name="Table.cell.content" style:family="paragraph" style:parent-style-name="Standard">
      <style:paragraph-properties fo:margin-left="0cm" fo:margin-right="0cm" fo:text-align="start" style:justify-single-word="false" fo:keep-together="always" fo:text-indent="0cm" style:auto-text-indent="false"/>
      <style:text-properties fo:font-size="10pt" fo:language="en" fo:country="US" style:font-size-asian="10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hapter.num" style:family="paragraph" style:parent-style-name="Standard" style:next-style-name="Standard" style:default-outline-level="1" style:list-style-name="WW8Num5">
      <style:paragraph-properties fo:margin-top="0cm" fo:margin-bottom="0.423cm" loext:contextual-spacing="false" fo:text-align="start" style:justify-single-word="false" fo:hyphenation-ladder-count="no-limit" fo:break-before="page" fo:padding-left="0cm" fo:padding-right="0cm" fo:padding-top="0cm" fo:padding-bottom="0.035cm" fo:border-left="none" fo:border-right="none" fo:border-top="none" fo:border-bottom="0.99pt solid #000000" fo:keep-with-next="always"/>
      <style:text-properties fo:font-size="14pt" fo:language="en" fo:country="US" fo:font-weight="bold" style:font-size-asian="14pt" style:font-weight-asian="bold" fo:hyphenate="false" fo:hyphenation-remain-char-count="2" fo:hyphenation-push-char-count="2"/>
    </style:style>
    <style:style style:name="L2.num" style:family="paragraph" style:parent-style-name="Standard" style:next-style-name="Standard" style:default-outline-level="3" style:list-style-name="">
      <style:paragraph-properties fo:margin-left="1.519cm" fo:margin-right="0cm" fo:margin-top="0cm" fo:margin-bottom="0.212cm" loext:contextual-spacing="false" fo:hyphenation-ladder-count="no-limit" fo:text-indent="-1.139cm" style:auto-text-indent="false">
        <style:tab-stops>
          <style:tab-stop style:position="0.635cm"/>
          <style:tab-stop style:position="1.524cm"/>
          <style:tab-stop style:position="1.651cm"/>
          <style:tab-stop style:position="1.778cm"/>
          <style:tab-stop style:position="1.905cm"/>
          <style:tab-stop style:position="2.032cm"/>
          <style:tab-stop style:position="2.159cm"/>
          <style:tab-stop style:position="2.286cm"/>
          <style:tab-stop style:position="2.413cm"/>
          <style:tab-stop style:position="2.54cm"/>
          <style:tab-stop style:position="2.667cm"/>
          <style:tab-stop style:position="2.794cm"/>
          <style:tab-stop style:position="2.921cm"/>
          <style:tab-stop style:position="3.048cm"/>
          <style:tab-stop style:position="3.175cm"/>
          <style:tab-stop style:position="3.302cm"/>
          <style:tab-stop style:position="3.429cm"/>
          <style:tab-stop style:position="3.556cm"/>
          <style:tab-stop style:position="3.683cm"/>
          <style:tab-stop style:position="3.81cm"/>
          <style:tab-stop style:position="3.937cm"/>
          <style:tab-stop style:position="4.064cm"/>
        </style:tab-stops>
      </style:paragraph-properties>
      <style:text-properties fo:font-size="10pt" fo:language="en" fo:country="US" style:font-size-asian="10pt" fo:hyphenate="false" fo:hyphenation-remain-char-count="2" fo:hyphenation-push-char-count="2"/>
    </style:style>
    <style:style style:name="L2.bullet" style:family="paragraph" style:parent-style-name="Standard" style:list-style-name="WW8Num5">
      <style:paragraph-properties fo:margin-left="2.032cm" fo:margin-right="1.27cm" fo:margin-top="0cm" fo:margin-bottom="0.212cm" loext:contextual-spacing="false" fo:hyphenation-ladder-count="no-limit" fo:text-indent="-0.508cm" style:auto-text-indent="false">
        <style:tab-stops>
          <style:tab-stop style:position="2.032cm"/>
        </style:tab-stops>
      </style:paragraph-properties>
      <style:text-properties fo:font-size="10pt" fo:language="en" fo:country="US" style:font-size-asian="10pt" fo:hyphenate="false" fo:hyphenation-remain-char-count="2" fo:hyphenation-push-char-count="2"/>
    </style:style>
    <style:style style:name="L1.bullet" style:family="paragraph" style:parent-style-name="Standard" style:list-style-name="WW8Num5">
      <style:paragraph-properties fo:margin-left="1.27cm" fo:margin-right="1.27cm" fo:margin-top="0cm" fo:margin-bottom="0.212cm" loext:contextual-spacing="false" fo:hyphenation-ladder-count="no-limit" fo:text-indent="-0.635cm" style:auto-text-indent="false">
        <style:tab-stops>
          <style:tab-stop style:position="1.27cm"/>
        </style:tab-stops>
      </style:paragraph-properties>
      <style:text-properties fo:font-size="10pt" fo:language="en" fo:country="US" style:font-size-asian="10pt" fo:hyphenate="false" fo:hyphenation-remain-char-count="2" fo:hyphenation-push-char-count="2"/>
    </style:style>
    <style:style style:name="L3.bullet" style:family="paragraph" style:parent-style-name="Standard" style:list-style-name="WW8Num5">
      <style:paragraph-properties fo:margin-left="2.794cm" fo:margin-right="1.27cm" fo:margin-top="0cm" fo:margin-bottom="0.106cm" loext:contextual-spacing="false" fo:hyphenation-ladder-count="no-limit" fo:text-indent="-0.508cm" style:auto-text-indent="false">
        <style:tab-stops>
          <style:tab-stop style:position="2.794cm"/>
        </style:tab-stops>
      </style:paragraph-properties>
      <style:text-properties fo:font-size="10pt" fo:language="en" fo:country="US" style:font-size-asian="10pt" fo:hyphenate="false" fo:hyphenation-remain-char-count="2" fo:hyphenation-push-char-count="2"/>
    </style:style>
    <style:style style:name="SpecialSection" style:family="paragraph" style:parent-style-name="Standard" style:next-style-name="Standard" style:list-style-name="WW8Num5">
      <style:paragraph-properties fo:margin-left="0cm" fo:margin-right="0cm" fo:margin-top="0cm" fo:margin-bottom="0.423cm" loext:contextual-spacing="false" fo:text-align="start" style:justify-single-word="false" fo:hyphenation-ladder-count="no-limit" fo:text-indent="0cm" style:auto-text-indent="false" fo:break-before="page" fo:padding-left="0cm" fo:padding-right="0cm" fo:padding-top="0cm" fo:padding-bottom="0.035cm" fo:border-left="none" fo:border-right="none" fo:border-top="none" fo:border-bottom="0.99pt solid #000000" fo:keep-with-next="always">
        <style:tab-stops/>
      </style:paragraph-properties>
      <style:text-properties fo:font-size="14pt" fo:language="en" fo:country="US" fo:font-weight="bold" style:font-size-asian="14pt" style:font-weight-asian="bold" fo:hyphenate="false" fo:hyphenation-remain-char-count="2" fo:hyphenation-push-char-count="2"/>
    </style:style>
    <style:style style:name="Information" style:family="paragraph" style:parent-style-name="Standard" style:list-style-name="WW8Num10">
      <style:paragraph-properties fo:margin-left="8.89cm" fo:margin-right="0cm" fo:margin-top="0cm" fo:margin-bottom="0.106cm" loext:contextual-spacing="false" fo:text-align="start" style:justify-single-word="false" fo:keep-together="always" fo:hyphenation-ladder-count="no-limit" fo:text-indent="-6.35cm" style:auto-text-indent="false">
        <style:tab-stops>
          <style:tab-stop style:position="8.467cm"/>
        </style:tab-stops>
      </style:paragraph-properties>
      <style:text-properties fo:font-size="10pt" fo:language="en" fo:country="US" style:font-size-asian="10pt" fo:hyphenate="false" fo:hyphenation-remain-char-count="2" fo:hyphenation-push-char-count="2"/>
    </style:style>
    <style:style style:name="List.first" style:family="paragraph" style:parent-style-name="Standard" style:next-style-name="List.cont" style:list-style-name="WW8Num12">
      <style:paragraph-properties fo:margin-left="0.63cm" fo:margin-right="1.27cm" fo:margin-top="0cm" fo:margin-bottom="0.106cm" loext:contextual-spacing="false" fo:text-indent="-0.63cm" style:auto-text-indent="false">
        <style:tab-stops>
          <style:tab-stop style:position="0.635cm"/>
        </style:tab-stops>
      </style:paragraph-properties>
      <style:text-properties fo:font-size="10pt" fo:language="en" fo:country="US" style:font-size-asian="10pt"/>
    </style:style>
    <style:style style:name="List.cont" style:family="paragraph" style:parent-style-name="List.first" style:list-style-name="WW8Num12">
      <style:paragraph-properties>
        <style:tab-stops>
          <style:tab-stop style:position="0.635cm"/>
        </style:tab-stops>
      </style:paragraph-properties>
    </style:style>
    <style:style style:name="Style11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fo:language="ru" fo:country="RU" style:font-size-complex="12pt"/>
    </style:style>
    <style:style style:name="Style23" style:family="paragraph" style:parent-style-name="Standard">
      <style:paragraph-properties fo:margin-left="0cm" fo:margin-right="0cm" fo:line-height="0.399cm" fo:orphans="0" fo:widows="0" fo:text-indent="0cm" style:auto-text-indent="false" style:text-autospace="none"/>
      <style:text-properties fo:language="ru" fo:country="RU" style:font-size-complex="12pt"/>
    </style:style>
    <style:style style:name="L1.para" style:family="paragraph" style:parent-style-name="Standard">
      <style:paragraph-properties fo:margin-left="0cm" fo:margin-right="0cm" fo:margin-top="0cm" fo:margin-bottom="0.212cm" loext:contextual-spacing="false" fo:hyphenation-ladder-count="no-limit" fo:text-indent="0cm" style:auto-text-indent="false"/>
      <style:text-properties fo:font-size="10pt" fo:language="en" fo:country="US" style:font-size-asian="10pt" fo:hyphenate="false" fo:hyphenation-remain-char-count="2" fo:hyphenation-push-char-count="2"/>
    </style:style>
    <style:style style:name="Cover.issue" style:family="paragraph" style:parent-style-name="Cover.title">
      <style:text-properties fo:font-size="16pt" style:font-size-asian="16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>
      <style:text-properties style:font-name="Times New Roman CYR" fo:font-family="'Times New Roman CYR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z0" style:family="text"/>
    <style:style style:name="WW8Num6z0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10z0" style:family="text">
      <style:text-properties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/>
    <style:style style:name="WW8Num13z0" style:family="text"/>
    <style:style style:name="WW8Num14z0" style:family="text">
      <style:text-properties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/>
    </style:style>
    <style:style style:name="Текст_20_C_2b__2b_" style:display-name="Текст C++" style:family="text" style:parent-style-name="Основной_20_шрифт_20_абзаца">
      <style:text-properties fo:language="en" fo:country="US" fo:font-style="italic" style:font-style-asian="italic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/>
    </style:style>
    <style:style style:name="Font_20_Style44" style:display-name="Font Style44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en" fo:country="GB" style:font-size-asian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2z2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prefix="3.5.1." style:num-format="1" text:start-value="2">
        <style:list-level-properties text:list-level-position-and-space-mode="label-alignment">
          <style:list-level-label-alignment text:label-followed-by="listtab" text:list-tab-stop-position="1.50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5z0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5z0" style:num-format="1" text:display-levels="3">
        <style:list-level-properties text:list-level-position-and-space-mode="label-alignment">
          <style:list-level-label-alignment text:label-followed-by="listtab" text:list-tab-stop-position="1.524cm" fo:text-indent="-1.143cm" fo:margin-left="1.524cm"/>
        </style:list-level-properties>
      </text:list-level-style-number>
      <text:list-level-style-number text:level="4" text:style-name="WW8Num5z0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text:style-name="WW8Num5z0" style:num-format="1" text:display-levels="5">
        <style:list-level-properties text:list-level-position-and-space-mode="label-alignment">
          <style:list-level-label-alignment text:label-followed-by="listtab" text:list-tab-stop-position="3.048cm" fo:text-indent="-1.905cm" fo:margin-left="3.048cm"/>
        </style:list-level-properties>
      </text:list-level-style-number>
      <text:list-level-style-number text:level="6" text:style-name="WW8Num5z0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5z0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5z0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text:style-name="WW8Num5z0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6z0" style:num-format="1" text:display-levels="2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3" text:style-name="WW8Num6z0" style:num-format="1" text:start-value="2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6z0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6z0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6z0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6z0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6z0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6z0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8z1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WW8Num8z2" style:num-suffix="." style:num-format="1" text:display-levels="3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</text:list-level-style-number>
      <text:list-level-style-number text:level="4" text:style-name="WW8Num8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8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8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8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8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8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prefix="[1]" style:num-format="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text:style-name="WW8Num12z0" style:num-prefix="[]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3" text:style-name="WW8Num12z0" style:num-format="">
        <style:list-level-properties text:list-level-position-and-space-mode="label-alignment">
          <style:list-level-label-alignment text:label-followed-by="nothing" fo:margin-left="2.54cm"/>
        </style:list-level-properties>
      </text:list-level-style-number>
      <text:list-level-style-number text:level="4" text:style-name="WW8Num12z0" style:num-format="">
        <style:list-level-properties text:list-level-position-and-space-mode="label-alignment">
          <style:list-level-label-alignment text:label-followed-by="nothing" fo:margin-left="2.54cm"/>
        </style:list-level-properties>
      </text:list-level-style-number>
      <text:list-level-style-number text:level="5" text:style-name="WW8Num12z0" style:num-format="">
        <style:list-level-properties text:list-level-position-and-space-mode="label-alignment">
          <style:list-level-label-alignment text:label-followed-by="nothing" fo:margin-left="2.54cm"/>
        </style:list-level-properties>
      </text:list-level-style-number>
      <text:list-level-style-number text:level="6" text:style-name="WW8Num12z0" style:num-format="">
        <style:list-level-properties text:list-level-position-and-space-mode="label-alignment">
          <style:list-level-label-alignment text:label-followed-by="nothing" fo:margin-left="2.54cm"/>
        </style:list-level-properties>
      </text:list-level-style-number>
      <text:list-level-style-number text:level="7" text:style-name="WW8Num12z0" style:num-format="">
        <style:list-level-properties text:list-level-position-and-space-mode="label-alignment">
          <style:list-level-label-alignment text:label-followed-by="nothing" fo:margin-left="2.54cm"/>
        </style:list-level-properties>
      </text:list-level-style-number>
      <text:list-level-style-number text:level="8" text:style-name="WW8Num12z0" style:num-format="">
        <style:list-level-properties text:list-level-position-and-space-mode="label-alignment">
          <style:list-level-label-alignment text:label-followed-by="nothing" fo:margin-left="2.54cm"/>
        </style:list-level-properties>
      </text:list-level-style-number>
      <text:list-level-style-number text:level="9" text:style-name="WW8Num12z0" style:num-format="">
        <style:list-level-properties text:list-level-position-and-space-mode="label-alignment">
          <style:list-level-label-alignment text:label-followed-by="nothing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3z0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921cm" fo:text-indent="-0.508cm" fo:margin-left="2.794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top="0.635cm" fo:margin-bottom="0cm" loext:contextual-spacing="false" fo:text-align="center" style:justify-single-word="false"/>
    </style:style>
    <style:style style:name="MP2" style:family="paragraph" style:parent-style-name="Header">
      <style:paragraph-properties fo:margin-left="0cm" fo:margin-right="0cm" fo:text-indent="0cm" style:auto-text-indent="false" fo:padding="0cm" fo:border-left="none" fo:border-right="none" fo:border-top="none" fo:border-bottom="0.74pt solid #000000"/>
      <style:text-properties fo:language="ru" fo:country="RU"/>
    </style:style>
    <style:style style:name="MT1" style:family="text">
      <style:text-properties fo:font-size="14pt" fo:language="ru" fo:country="RU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1.27cm" fo:margin-bottom="2cm" fo:margin-left="2.501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bottom="0.63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501cm" fo:margin-left="3.175cm" fo:margin-right="3.17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Санкт-Петербургский Государственный Политехнический Университет</text:span></text:p>
      </style:header>
    </style:master-page>
    <style:master-page style:name="Преобразование_20_1" style:display-name="Преобразование 1" style:page-layout-name="Mpm2">
      <style:header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С</dc:title>
    <meta:initial-creator>Студент</meta:initial-creator>
    <meta:creation-date>2009-09-02T10:03:00</meta:creation-date>
    <dc:date>2018-10-16T11:12:58.254496474</dc:date>
    <meta:print-date>2007-01-17T20:23:00</meta:print-date>
    <meta:editing-cycles>11</meta:editing-cycles>
    <meta:editing-duration>PT1H15M46S</meta:editing-duration>
    <meta:document-statistic meta:table-count="5" meta:image-count="0" meta:object-count="0" meta:page-count="3" meta:paragraph-count="69" meta:word-count="186" meta:character-count="1296" meta:non-whitespace-character-count="1182"/>
    <meta:generator>LibreOffice/5.1.6.2$Linux_X86_64 LibreOffice_project/10m0$Build-2</meta:generator>
    <meta:user-defined meta:name="_AdHocReviewCycleID" meta:value-type="float">-1200303607</meta:user-defined>
    <meta:user-defined meta:name="_AuthorEmail">temp@mail.ru</meta:user-defined>
    <meta:user-defined meta:name="_AuthorEmailDisplayName">Студент</meta:user-defined>
    <meta:user-defined meta:name="_EmailSubject">Новая версия ФС</meta:user-defined>
    <meta:user-defined meta:name="_NewReviewCycle" meta:value-type="string"/>
    <meta:user-defined meta:name="_ReviewingToolsShownOnce" meta:value-type="string"/>
  </office:meta>
</office:document-meta>
</file>